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Poppins" svg:font-family="Poppins, sans-serif"/>
    <style:font-face style:name="標楷體" svg:font-family="標楷體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10df3c" officeooo:paragraph-rsid="0010df3c" style:font-size-asian="9.5pt" style:font-weight-asian="normal" style:font-size-complex="9.5pt" style:font-weight-complex="normal"/>
    </style:style>
    <style:style style:name="P2" style:family="paragraph" style:parent-style-name="Standard">
      <style:text-properties fo:font-size="9.5pt" fo:font-weight="normal" style:font-size-asian="9.5pt" style:font-weight-asian="normal" style:font-size-complex="9.5pt" style:font-weight-complex="normal"/>
    </style:style>
    <style:style style:name="P3" style:family="paragraph" style:parent-style-name="Standard">
      <style:text-properties fo:font-size="9.5pt" fo:font-weight="normal" officeooo:paragraph-rsid="001a372d" style:font-size-asian="9.5pt" style:font-weight-asian="normal" style:font-size-complex="9.5pt" style:font-weight-complex="normal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Poppins" fo:font-size="9.5pt" fo:letter-spacing="normal" fo:font-style="normal" fo:font-weight="normal" officeooo:rsid="000f7d13" officeooo:paragraph-rsid="000f7d13" style:font-name-asian="Poppins" style:font-size-asian="9.5pt" style:font-style-asian="normal" style:font-weight-asian="normal" style:font-size-complex="9.5pt" style:font-weight-complex="normal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Poppins" fo:font-size="9.5pt" fo:letter-spacing="normal" fo:font-style="normal" fo:font-weight="normal" officeooo:rsid="001049a7" officeooo:paragraph-rsid="0010df3c" style:font-size-asian="9.5pt" style:font-weight-asian="normal" style:font-size-complex="9.5pt" style:font-weight-complex="normal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Poppins" fo:font-size="9.5pt" fo:letter-spacing="normal" fo:font-style="normal" fo:font-weight="normal" officeooo:rsid="001049a7" officeooo:paragraph-rsid="001049a7" style:font-size-asian="9.5pt" style:font-weight-asian="normal" style:font-size-complex="9.5pt" style:font-weight-complex="normal"/>
    </style:style>
    <style:style style:name="P7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Poppins" fo:font-size="9.5pt" fo:letter-spacing="normal" fo:font-style="normal" fo:font-weight="normal" officeooo:rsid="00122160" officeooo:paragraph-rsid="00122160" style:font-size-asian="9.5pt" style:font-weight-asian="normal" style:font-size-complex="9.5pt" style:font-weight-complex="normal"/>
    </style:style>
    <style:style style:name="P8" style:family="paragraph" style:parent-style-name="Text_20_body">
      <style:paragraph-properties fo:margin-left="0in" fo:margin-right="0in" fo:margin-top="0in" fo:margin-bottom="0.0972in" loext:contextual-spacing="false" fo:text-align="center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paragraph-rsid="000f7d13" style:font-size-asian="9.5pt" style:font-weight-asian="normal" style:font-size-complex="9.5pt" style:font-weight-complex="normal"/>
    </style:style>
    <style:style style:name="P9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style:font-size-asian="9.5pt" style:font-weight-asian="normal" style:font-size-complex="9.5pt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paragraph-rsid="000f7d13" style:font-size-asian="9.5pt" style:font-weight-asian="normal" style:font-size-complex="9.5pt" style:font-weight-complex="normal"/>
    </style:style>
    <style:style style:name="P1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rsid="000f7d13" officeooo:paragraph-rsid="000f7d13" style:font-size-asian="9.5pt" style:font-weight-asian="normal" style:font-size-complex="9.5pt" style:font-weight-complex="normal"/>
    </style:style>
    <style:style style:name="P12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rsid="001049a7" officeooo:paragraph-rsid="001049a7" style:font-size-asian="9.5pt" style:font-weight-asian="normal" style:font-size-complex="9.5pt" style:font-weight-complex="normal"/>
    </style:style>
    <style:style style:name="P13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rsid="001049a7" officeooo:paragraph-rsid="001af693" style:font-size-asian="9.5pt" style:font-weight-asian="normal" style:font-size-complex="9.5pt" style:font-weight-complex="normal"/>
    </style:style>
    <style:style style:name="P1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rsid="00122160" officeooo:paragraph-rsid="00122160" style:font-size-asian="9.5pt" style:font-weight-asian="normal" style:font-size-complex="9.5pt" style:font-weight-complex="normal"/>
    </style:style>
    <style:style style:name="P1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rsid="00122160" officeooo:paragraph-rsid="001a3d54" style:font-size-asian="9.5pt" style:font-weight-asian="normal" style:font-size-complex="9.5pt" style:font-weight-complex="normal"/>
    </style:style>
    <style:style style:name="P1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fo:font-size="9.5pt" fo:letter-spacing="normal" fo:font-weight="normal" officeooo:rsid="00122160" officeooo:paragraph-rsid="00122160" style:font-name-asian="Poppins" style:font-size-asian="9.5pt" style:font-style-asian="normal" style:font-weight-asian="normal" style:font-size-complex="9.5pt" style:font-weight-complex="normal"/>
    </style:style>
    <style:style style:name="P17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style:font-name="Poppins" fo:font-size="9.5pt" fo:letter-spacing="normal" fo:font-style="normal" fo:font-weight="normal" officeooo:paragraph-rsid="001af693" style:font-size-asian="9.5pt" style:font-weight-asian="normal" style:font-size-complex="9.5pt" style:font-weight-complex="normal"/>
    </style:style>
    <style:style style:name="P18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size="9.5pt" fo:font-weight="normal" officeooo:paragraph-rsid="001a3d54" style:font-size-asian="9.5pt" style:font-weight-asian="normal" style:font-size-complex="9.5pt" style:font-weight-complex="normal"/>
    </style:style>
    <style:style style:name="P19" style:family="paragraph" style:parent-style-name="Heading_20_1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1049a7" officeooo:paragraph-rsid="0013adb3" style:font-size-asian="9.5pt" style:font-weight-asian="normal" style:font-size-complex="9.5pt" style:font-weight-complex="normal"/>
    </style:style>
    <style:style style:name="P20" style:family="paragraph" style:parent-style-name="Heading_20_1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1049a7" officeooo:paragraph-rsid="001af693" style:font-size-asian="9.5pt" style:font-weight-asian="normal" style:font-size-complex="9.5pt" style:font-weight-complex="normal"/>
    </style:style>
    <style:style style:name="P21" style:family="paragraph" style:parent-style-name="Heading_20_1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10df3c" officeooo:paragraph-rsid="0013adb3" style:font-size-asian="9.5pt" style:font-weight-asian="normal" style:font-size-complex="9.5pt" style:font-weight-complex="normal"/>
    </style:style>
    <style:style style:name="P22" style:family="paragraph" style:parent-style-name="Heading_20_1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Helvetica Neue" fo:font-size="9.5pt" fo:letter-spacing="normal" fo:font-style="normal" fo:font-weight="normal" officeooo:paragraph-rsid="0013adb3" style:font-size-asian="9.5pt" style:font-weight-asian="normal" style:font-size-complex="9.5pt" style:font-weight-complex="normal"/>
    </style:style>
    <style:style style:name="P23" style:family="paragraph" style:parent-style-name="Heading_20_1" style:list-style-name="L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Helvetica Neue" fo:font-size="9.5pt" fo:letter-spacing="normal" fo:font-style="normal" fo:font-weight="normal" officeooo:rsid="001049a7" officeooo:paragraph-rsid="0013adb3" style:font-size-asian="9.5pt" style:font-weight-asian="normal" style:font-size-complex="9.5pt" style:font-weight-complex="normal"/>
    </style:style>
    <style:style style:name="P24" style:family="paragraph" style:parent-style-name="Heading_20_1" style:list-style-name="L2">
      <style:paragraph-properties fo:margin-top="0in" fo:margin-bottom="0.0972in" loext:contextual-spacing="false" fo:text-align="start" style:justify-single-word="false" fo:orphans="2" fo:widows="2"/>
      <style:text-properties fo:font-size="9.5pt" fo:font-weight="normal" officeooo:paragraph-rsid="0013adb3" style:font-size-asian="9.5pt" style:font-weight-asian="normal" style:font-size-complex="9.5pt" style:font-weight-complex="normal"/>
    </style:style>
    <style:style style:name="P25" style:family="paragraph" style:parent-style-name="Heading_20_1" style:list-style-name="L2">
      <style:paragraph-properties fo:margin-top="0in" fo:margin-bottom="0.0972in" loext:contextual-spacing="false" fo:text-align="start" style:justify-single-word="false" fo:orphans="2" fo:widows="2"/>
      <style:text-properties fo:font-size="9.5pt" fo:font-weight="normal" officeooo:paragraph-rsid="001af693" style:font-size-asian="9.5pt" style:font-weight-asian="normal" style:font-size-complex="9.5pt" style:font-weight-complex="normal"/>
    </style:style>
    <style:style style:name="P26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Poppins" fo:font-size="9.5pt" fo:letter-spacing="normal" fo:font-style="normal" fo:font-weight="normal" officeooo:rsid="001049a7" officeooo:paragraph-rsid="001af693" style:font-name-asian="Poppins" style:font-size-asian="9.5pt" style:font-style-asian="normal" style:font-weight-asian="normal" style:font-size-complex="9.5pt" style:font-weight-complex="normal"/>
    </style:style>
    <style:style style:name="P27" style:family="paragraph" style:parent-style-name="Text_20_body" style:list-style-name="L1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Poppins" fo:font-size="9.5pt" fo:letter-spacing="normal" fo:font-style="normal" fo:font-weight="normal" officeooo:rsid="001049a7" officeooo:paragraph-rsid="0010df3c" style:font-size-asian="9.5pt" style:font-weight-asian="normal" style:font-size-complex="9.5pt" style:font-weight-complex="normal"/>
    </style:style>
    <style:style style:name="T1" style:family="text">
      <style:text-properties style:font-name="Poppins" fo:font-style="normal"/>
    </style:style>
    <style:style style:name="T2" style:family="text">
      <style:text-properties style:font-name="Poppins" fo:font-style="normal" style:font-name-asian="Poppins" style:font-style-asian="normal"/>
    </style:style>
    <style:style style:name="T3" style:family="text">
      <style:text-properties style:font-name="Poppins" fo:font-style="normal" officeooo:rsid="000f7d13" style:font-name-asian="Poppins" style:font-style-asian="normal"/>
    </style:style>
    <style:style style:name="T4" style:family="text">
      <style:text-properties style:font-name="Poppins" fo:font-style="normal" officeooo:rsid="001049a7" style:font-name-asian="Poppins" style:font-style-asian="normal"/>
    </style:style>
    <style:style style:name="T5" style:family="text">
      <style:text-properties style:font-name="Poppins" fo:font-style="normal" officeooo:rsid="001a372d" style:font-name-asian="Poppins" style:font-style-asian="normal"/>
    </style:style>
    <style:style style:name="T6" style:family="text">
      <style:text-properties style:font-name="Poppins" fo:font-style="normal" officeooo:rsid="0010df3c"/>
    </style:style>
    <style:style style:name="T7" style:family="text">
      <style:text-properties style:font-name="Poppins" fo:font-style="normal" officeooo:rsid="001049a7"/>
    </style:style>
    <style:style style:name="T8" style:family="text">
      <style:text-properties style:font-name="Poppins" fo:font-style="normal" officeooo:rsid="00122160"/>
    </style:style>
    <style:style style:name="T9" style:family="text">
      <style:text-properties style:font-name="Poppins" fo:font-style="normal" officeooo:rsid="001af693"/>
    </style:style>
    <style:style style:name="T10" style:family="text">
      <style:text-properties style:font-name-asian="Poppins" style:font-style-asian="normal"/>
    </style:style>
    <style:style style:name="T11" style:family="text">
      <style:text-properties fo:font-variant="normal" fo:text-transform="none" fo:color="#212529" style:font-name="Poppins" fo:letter-spacing="normal" fo:font-style="normal" officeooo:rsid="001049a7"/>
    </style:style>
    <style:style style:name="T12" style:family="text">
      <style:text-properties fo:font-variant="normal" fo:text-transform="none" fo:color="#212529" style:font-name="Poppins" fo:letter-spacing="normal" fo:font-style="normal" officeooo:rsid="0010df3c"/>
    </style:style>
    <style:style style:name="T13" style:family="text">
      <style:text-properties fo:font-variant="normal" fo:text-transform="none" fo:color="#212529" style:font-name="Poppins" fo:letter-spacing="normal" fo:font-style="normal" officeooo:rsid="0013adb3"/>
    </style:style>
    <style:style style:name="T14" style:family="text">
      <style:text-properties fo:font-variant="normal" fo:text-transform="none" fo:color="#212529" style:font-name="Poppins" fo:letter-spacing="normal" fo:font-style="normal" officeooo:rsid="0018375c"/>
    </style:style>
    <style:style style:name="T15" style:family="text">
      <style:text-properties fo:font-variant="normal" fo:text-transform="none" fo:color="#212529" style:font-name="Poppins" fo:letter-spacing="normal" fo:font-style="normal" officeooo:rsid="00122160" style:font-name-asian="Poppins" style:font-style-asian="normal"/>
    </style:style>
    <style:style style:name="T16" style:family="text">
      <style:text-properties fo:font-variant="normal" fo:text-transform="none" fo:color="#212529" style:font-name="Poppins" fo:letter-spacing="normal" fo:font-style="normal" officeooo:rsid="001a372d" style:font-name-asian="Poppins" style:font-style-asian="normal"/>
    </style:style>
    <style:style style:name="T17" style:family="text">
      <style:text-properties fo:font-variant="normal" fo:text-transform="none" fo:color="#212529" style:font-name="Poppins" fo:letter-spacing="normal" fo:font-style="normal" officeooo:rsid="001a3d54" style:font-name-asian="Poppins" style:font-style-asian="normal"/>
    </style:style>
    <style:style style:name="T18" style:family="text">
      <style:text-properties fo:color="#000000" style:font-name="Poppins" fo:font-style="normal"/>
    </style:style>
    <style:style style:name="T19" style:family="text">
      <style:text-properties fo:color="#212529" style:font-name="Poppins" officeooo:rsid="001049a7"/>
    </style:style>
    <style:style style:name="T20" style:family="text">
      <style:text-properties fo:color="#212529" style:font-name="Poppins" officeooo:rsid="0013adb3"/>
    </style:style>
    <style:style style:name="T21" style:family="text">
      <style:text-properties fo:color="#212529" officeooo:rsid="00122160" style:font-name-asian="Poppins" style:font-style-asian="normal"/>
    </style:style>
    <style:style style:name="T22" style:family="text">
      <style:text-properties fo:color="#212529" officeooo:rsid="001af693" style:font-name-asian="Poppins" style:font-style-asian="normal"/>
    </style:style>
    <style:style style:name="T23" style:family="text">
      <style:text-properties style:font-name="Inter"/>
    </style:style>
    <style:style style:name="T24" style:family="text">
      <style:text-properties style:font-name="Inter" officeooo:rsid="001af69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line-break/><text:span text:style-name="T18">Assignment #1 - Link Prediction</text:span></text:p>
      <text:p text:style-name="P10"><text:span text:style-name="T1">a. </text:span><text:span text:style-name="T10">說明如何執行程式</text:span><text:span text:style-name="T1">(</text:span><text:span text:style-name="T10">並附上程式碼檔案</text:span><text:span text:style-name="T3">)</text:span></text:p>
      <text:p text:style-name="P4">將程式碼與 'data_train_edge.csv', 'predict.csv', 'ans500_ground_truth.csv' 置於同資料夾</text:p>
      <text:p text:style-name="P11"><text:span text:style-name="T2">python </text:span><text:span text:style-name="T4">social_netwok_hw1_3_</text:span><text:span text:style-name="T5">gt</text:span><text:span text:style-name="T4">.py</text:span></text:p>
      <text:p text:style-name="P26">python data_revised.py</text:p>
      <text:p text:style-name="P9"><text:span text:style-name="T1">b.</text:span><text:span text:style-name="T10">簡介你所使用的程式架構及演算法流程</text:span><text:span text:style-name="T1">(</text:span><text:span text:style-name="T10">如果有進行前處理也請解釋原因</text:span><text:span text:style-name="T1">)</text:span></text:p>
      <text:p text:style-name="P5">ㄧ、資料前處理:</text:p>
      <text:list xml:id="list2224387896" text:style-name="L1">
        <text:list-item>
          <text:p text:style-name="P27">把ans500_ground_truth.csv 加入training data</text:p>
        </text:list-item>
        <text:list-item>
          <text:p text:style-name="P27">取negative sample(不能取到predict.csv 中第500 row 以後的data)</text:p>
        </text:list-item>
      </text:list>
      <text:p text:style-name="P5">二、定義feature function</text:p>
      <text:list xml:id="list1627026379" text:style-name="L2">
        <text:list-item>
          <text:h text:style-name="P19" text:outline-level="1"><text:bookmark text:name="2.-Similarity-measures"/>Similarity measure</text:h>
          <text:list>
            <text:list-item>
              <text:h text:style-name="P24" text:outline-level="1"><text:span text:style-name="T11">Jaccard Distanc</text:span><text:bookmark text:name="2.2-Cosine-distance1"/><text:span text:style-name="T11">e</text:span><text:span text:style-name="T12">(for followees and follower)</text:span></text:h>
            </text:list-item>
            <text:list-item>
              <text:h text:style-name="P24" text:outline-level="1"><text:span text:style-name="T11">Cosine distance</text:span><text:span text:style-name="T12">(for followees and follower)</text:span></text:h>
            </text:list-item>
          </text:list>
        </text:list-item>
        <text:list-item>
          <text:h text:style-name="P22" text:outline-level="1"><text:bookmark text:name="3.-Ranking-Measures"/><text:span text:style-name="T19">Ranking Measure</text:span><text:bookmark text:name="3.1-Page-Ranking"/><text:span text:style-name="T19">s</text:span></text:h>
        </text:list-item>
        <text:list-item>
          <text:h text:style-name="P25" text:outline-level="1"><text:span text:style-name="T11">Page Ranking</text:span><text:span text:style-name="T13">(of source/dest)</text:span></text:h>
        </text:list-item>
        <text:list-item>
          <text:h text:style-name="P20" text:outline-level="1"><text:bookmark text:name="4.-Other-Graph-Features"/>Other Graph Features</text:h>
          <text:list>
            <text:list-item>
              <text:h text:style-name="P19" text:outline-level="1"><text:bookmark text:name="4.1-Shortest-path:"/>Shortest path</text:h>
            </text:list-item>
            <text:list-item>
              <text:h text:style-name="P19" text:outline-level="1"><text:bookmark text:name="4.2-Checking-for-same-community"/>Checking for same community</text:h>
            </text:list-item>
            <text:list-item>
              <text:h text:style-name="P19" text:outline-level="1"><text:bookmark text:name="4.3-Adamic/Adar-Index:"/>Adamic/Adar Index</text:h>
            </text:list-item>
            <text:list-item>
              <text:h text:style-name="P19" text:outline-level="1"><text:bookmark text:name="4.4-Is-persion-was-following-back:"/>Is persion was following back</text:h>
            </text:list-item>
            <text:list-item>
              <text:h text:style-name="P22" text:outline-level="1"><text:bookmark text:name="4.5-Katz-Centrality:"/><text:span text:style-name="T19">Katz Centrality</text:span><text:span text:style-name="T20">(of source/dest)</text:span></text:h>
            </text:list-item>
            <text:list-item>
              <text:h text:style-name="P24" text:outline-level="1"><text:bookmark text:name="4.6-Hits-Score"/><text:span text:style-name="T11">Hits Score</text:span><text:span text:style-name="T13">(of source/dest)</text:span></text:h>
            </text:list-item>
            <text:list-item>
              <text:h text:style-name="P24" text:outline-level="1"><text:span text:style-name="T11">S</text:span><text:span text:style-name="T12">V</text:span><text:span text:style-name="T14">D</text:span></text:h>
            </text:list-item>
            <text:list-item>
              <text:h text:style-name="P21" text:outline-level="1">num_followers_s</text:h>
            </text:list-item>
            <text:list-item>
              <text:h text:style-name="P22" text:outline-level="1">num_followees_s</text:h>
            </text:list-item>
            <text:list-item>
              <text:h text:style-name="P22" text:outline-level="1">num_followers_d</text:h>
            </text:list-item>
            <text:list-item>
              <text:h text:style-name="P22" text:outline-level="1">num_followees_d</text:h>
            </text:list-item>
            <text:list-item>
              <text:h text:style-name="P22" text:outline-level="1">inter_followers</text:h>
            </text:list-item>
            <text:list-item>
              <text:h text:style-name="P22" text:outline-level="1">inter_followee</text:h>
            </text:list-item>
            <text:list-item>
              <text:h text:style-name="P22" text:outline-level="1">Weight Features</text:h>
              <text:list>
                <text:list-item>
                  <text:h text:style-name="P22" text:outline-level="1">weight of incoming edges</text:h>
                </text:list-item>
                <text:list-item>
                  <text:h text:style-name="P22" text:outline-level="1">weight of outgoing edges</text:h>
                </text:list-item>
                <text:list-item>
                  <text:h text:style-name="P22" text:outline-level="1">weight of incoming edges + weight of outgoing edges</text:h>
                </text:list-item>
                <text:list-item>
                  <text:h text:style-name="P22" text:outline-level="1">weight of incoming edges * weight of outgoing edges</text:h>
                </text:list-item>
                <text:list-item>
                  <text:h text:style-name="P22" text:outline-level="1">2*weight of incoming edges + weight of outgoing edges</text:h>
                </text:list-item>
                <text:list-item>
                  <text:h text:style-name="P23" text:outline-level="1">weight of incoming edges + 2*weight of outgoing edges</text:h>
                </text:list-item>
              </text:list>
            </text:list-item>
          </text:list>
        </text:list-item>
      </text:list>
      <text:p text:style-name="P1"/>
      <text:p text:style-name="P6"><text:soft-page-break/>三、計算feature</text:p>
      <text:p text:style-name="P7">將原始dataframe 的資料apply 以上的function 算出feature,加入新的以此feature 為名的column</text:p>
      <text:p text:style-name="P12"><text:span text:style-name="T1">四、</text:span><text:span text:style-name="T6">T</text:span><text:span text:style-name="T1">rain</text:span></text:p>
      <text:p text:style-name="P14"><text:span text:style-name="T1">將所有在步驟三中的feature使用RandomForestClassifier/GradientBoostingClassifier進行訓練,並使用</text:span><text:span text:style-name="T7">RandomizedSearchCV 找出最佳參數</text:span><text:span text:style-name="T1">(best estimator)</text:span></text:p>
      <text:p text:style-name="P12"><text:span text:style-name="T1">五、</text:span><text:span text:style-name="T6">P</text:span><text:span text:style-name="T1">redict</text:span></text:p>
      <text:p text:style-name="P12"><text:span text:style-name="T1">將訓練完的</text:span><text:span text:style-name="T8">predict.csv 給入訓練完的classifier進行預測，並依規定儲存結果。</text:span></text:p>
      <text:p text:style-name="P12"><text:span text:style-name="T8">六、</text:span><text:span text:style-name="T9">D</text:span><text:span text:style-name="T8">ata revised</text:span></text:p>
      <text:p text:style-name="P13"><text:span text:style-name="T8">藉由觀察資料,將在training edge 出現的edge 以及連到自己的edge 設成1,並補上</text:span><text:span text:style-name="T3">'ans500_ground_truth.csv' 的答案。</text:span></text:p>
      <text:p text:style-name="P16">c.結果分析</text:p>
      <text:p text:style-name="P15"><text:span text:style-name="T2">RandomForestClassifier </text:span><text:span text:style-name="T5">中影響因素最高之前三名為'cosine_followers','inter_followers','adar_index'</text:span></text:p>
      <text:p text:style-name="P18"><text:span text:style-name="T16">,故最後以這三者為feature 下去訓練,結果比取全部</text:span><text:span text:style-name="T17">feature 好。</text:span><text:span text:style-name="T15">GradientBoostingClassifier </text:span><text:span text:style-name="T16">中影響因素以'adar_index' 為壓倒性的高,所以最後只取'adar_index' 下去訓練，結果比取全部</text:span><text:span text:style-name="T17">feature 好。</text:span></text:p>
      <text:p text:style-name="P17"><text:span text:style-name="T21">GradientBoostingClassifier結果又比RandomForestClassifier結果好。</text:span><text:span text:style-name="T22">K</text:span><text:span text:style-name="T21">aggle public score 最高為</text:span><text:span text:style-name="T23">0.95457(revised)</text:span><text:span text:style-name="T24">。</text:span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ter" svg:font-family="Inter, sans-serif"/>
    <style:font-face style:name="Lohit Devanagari1" svg:font-family="'Lohit Devanagari'"/>
    <style:font-face style:name="Poppins" svg:font-family="Poppins, sans-serif"/>
    <style:font-face style:name="標楷體" svg:font-family="標楷體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9:06:32.941371836</meta:creation-date>
    <dc:date>2022-04-17T12:23:06.832759415</dc:date>
    <meta:editing-duration>PT13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461" meta:character-count="1741" meta:non-whitespace-character-count="1633"/>
  </office:meta>
</office:document-meta>
</file>